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opacity="30%" draw:fill-color="#ff972f" draw:opacity="33%" draw:opacity-name="" draw:textarea-horizontal-align="justify" draw:textarea-vertical-align="middle" draw:auto-grow-height="false" fo:min-height="8.958cm" fo:min-width="2.675cm"/>
    </style:style>
    <style:style style:name="gr2" style:family="graphic" style:parent-style-name="objectwithoutfill">
      <style:graphic-properties svg:stroke-width="0.035cm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Dash" svg:stroke-width="0.106cm" draw:marker-start-width="0.358cm" draw:marker-end-width="0.358cm" svg:stroke-linecap="butt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opacity="30%" draw:fill-color="#2a6099" draw:opacity="33%" draw:opacity-name="" draw:textarea-horizontal-align="justify" draw:textarea-vertical-align="middle" draw:auto-grow-height="false" fo:min-height="8.958cm" fo:min-width="1.087cm"/>
    </style:style>
    <style:style style:name="gr9" style:family="graphic" style:parent-style-name="standard">
      <style:graphic-properties draw:stroke="none" svg:stroke-opacity="30%" draw:fill-color="#2a6099" draw:opacity="33%" draw:opacity-name="" draw:textarea-horizontal-align="justify" draw:textarea-vertical-align="middle" draw:auto-grow-height="false" fo:min-height="8.958cm" fo:min-width="2.674cm"/>
    </style:style>
    <style:style style:name="gr10" style:family="graphic" style:parent-style-name="standard">
      <style:graphic-properties draw:stroke="none" svg:stroke-opacity="30%" draw:fill-color="#ff972f" draw:opacity="33%" draw:opacity-name="" draw:textarea-horizontal-align="justify" draw:textarea-vertical-align="middle" draw:auto-grow-height="false" fo:min-height="8.958cm" fo:min-width="1.088cm"/>
    </style:style>
    <style:style style:name="gr11" style:family="graphic" style:parent-style-name="standard">
      <style:graphic-properties draw:stroke="none" svg:stroke-opacity="30%" draw:fill-color="#81d41a" draw:opacity="33%" draw:opacity-name="" draw:textarea-horizontal-align="justify" draw:textarea-vertical-align="middle" draw:auto-grow-height="false" fo:min-height="8.958cm" fo:min-width="0.135cm"/>
    </style:style>
    <style:style style:name="gr12" style:family="graphic" style:parent-style-name="standard">
      <style:graphic-properties draw:stroke="none" svg:stroke-opacity="30%" draw:fill-color="#bf819e" draw:opacity="33%" draw:opacity-name="" draw:textarea-horizontal-align="justify" draw:textarea-vertical-align="middle" draw:auto-grow-height="false" fo:min-height="8.958cm" fo:min-width="0.77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5.147cm" fo:min-width="7.755cm"/>
    </style:style>
    <style:style style:name="gr14" style:family="graphic" style:parent-style-name="standard">
      <style:graphic-properties draw:stroke="none" svg:stroke-opacity="30%" draw:fill-color="#2a6099" draw:opacity="33%" draw:opacity-name="" draw:textarea-horizontal-align="justify" draw:textarea-vertical-align="middle" draw:auto-grow-height="false" fo:min-height="0.385cm" fo:min-width="1.087cm"/>
    </style:style>
    <style:style style:name="gr15" style:family="graphic" style:parent-style-name="standard">
      <style:graphic-properties draw:stroke="none" svg:stroke-opacity="30%" draw:fill-color="#ff972f" draw:opacity="33%" draw:opacity-name="" draw:textarea-horizontal-align="justify" draw:textarea-vertical-align="middle" draw:auto-grow-height="false" fo:min-height="0.385cm" fo:min-width="1.087cm"/>
    </style:style>
    <style:style style:name="gr16" style:family="graphic" style:parent-style-name="standard">
      <style:graphic-properties draw:stroke="none" svg:stroke-opacity="30%" draw:fill-color="#81d41a" draw:opacity="33%" draw:opacity-name="" draw:textarea-horizontal-align="justify" draw:textarea-vertical-align="middle" draw:auto-grow-height="false" fo:min-height="0.385cm" fo:min-width="1.087cm"/>
    </style:style>
    <style:style style:name="gr17" style:family="graphic" style:parent-style-name="standard">
      <style:graphic-properties draw:stroke="none" svg:stroke-opacity="30%" draw:fill-color="#bf819e" draw:opacity="33%" draw:opacity-name="" draw:textarea-horizontal-align="justify" draw:textarea-vertical-align="middle" draw:auto-grow-height="false" fo:min-height="0.385cm" fo:min-width="1.087cm"/>
    </style:style>
    <style:style style:name="P1" style:family="paragraph">
      <loext:graphic-properties draw:fill-color="#ff972f" draw:opacity="33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-color="#2a6099" draw:opacity="33%"/>
      <style:paragraph-properties fo:text-align="center"/>
    </style:style>
    <style:style style:name="P7" style:family="paragraph">
      <loext:graphic-properties draw:fill-color="#81d41a" draw:opacity="33%"/>
      <style:paragraph-properties fo:text-align="center"/>
    </style:style>
    <style:style style:name="P8" style:family="paragraph">
      <loext:graphic-properties draw:fill-color="#bf819e" draw:opacity="33%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9.208cm" svg:x="6.08cm" svg:y="2.90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4cm" svg:y1="3.222cm" svg:x2="3.54cm" svg:y2="12.747cm">
          <text:p/>
        </draw:line>
        <draw:line draw:style-name="gr3" draw:text-style-name="P2" draw:layer="layout" svg:x1="2.905cm" svg:y1="12.112cm" svg:x2="16.24cm" svg:y2="12.112cm">
          <text:p/>
        </draw:line>
        <draw:frame draw:style-name="gr4" draw:text-style-name="P3" draw:layer="layout" svg:width="1.594cm" svg:height="0.962cm" svg:x="1.635cm" svg:y="2.904cm">
          <draw:text-box>
            <text:p>rpm</text:p>
          </draw:text-box>
        </draw:frame>
        <draw:frame draw:style-name="gr5" draw:text-style-name="P3" draw:layer="layout" svg:width="1.7cm" svg:height="0.962cm" svg:x="15.288cm" svg:y="12.42cm">
          <draw:text-box>
            <text:p>time</text:p>
          </draw:text-box>
        </draw:frame>
        <draw:path draw:style-name="gr6" draw:text-style-name="P2" draw:layer="layout" svg:width="11.643cm" svg:height="6.955cm" draw:transform="skewX (4.59907176472833E-017) rotate (1.10706234454) translate (4.49299716412151cm 10.8419985817546cm)" svg:viewBox="0 0 11644 6956" svg:d="M0 0c1420 0 3550-1 3976 852 426 852 426 2981 994 4117 568 1135 2699 1845 4260 1419 1562-425 2414 568 2414 568">
          <text:p/>
        </draw:path>
        <draw:line draw:style-name="gr7" draw:text-style-name="P2" draw:layer="layout" svg:x1="3.54cm" svg:y1="10.842cm" svg:x2="16.558cm" svg:y2="10.842cm">
          <text:p/>
        </draw:line>
        <draw:frame draw:style-name="gr4" draw:text-style-name="P5" draw:layer="layout" svg:width="1.611cm" svg:height="0.725cm" svg:x="1.612cm" svg:y="10.524cm">
          <draw:text-box>
            <text:p text:style-name="P4">25 Hz</text:p>
          </draw:text-box>
        </draw:frame>
        <draw:line draw:style-name="gr7" draw:text-style-name="P2" draw:layer="layout" svg:x1="3.567cm" svg:y1="8.212cm" svg:x2="16.585cm" svg:y2="8.212cm">
          <text:p/>
        </draw:line>
        <draw:frame draw:style-name="gr4" draw:text-style-name="P5" draw:layer="layout" svg:width="1.611cm" svg:height="0.725cm" svg:x="1.639cm" svg:y="7.894cm">
          <draw:text-box>
            <text:p text:style-name="P4">40 Hz</text:p>
          </draw:text-box>
        </draw:frame>
        <draw:line draw:style-name="gr7" draw:text-style-name="P2" draw:layer="layout" svg:x1="3.567cm" svg:y1="5.99cm" svg:x2="16.585cm" svg:y2="5.99cm">
          <text:p/>
        </draw:line>
        <draw:frame draw:style-name="gr4" draw:text-style-name="P5" draw:layer="layout" svg:width="1.611cm" svg:height="0.725cm" svg:x="1.639cm" svg:y="5.672cm">
          <draw:text-box>
            <text:p text:style-name="P4">60 Hz</text:p>
          </draw:text-box>
        </draw:frame>
        <draw:line draw:style-name="gr7" draw:text-style-name="P2" draw:layer="layout" svg:x1="3.567cm" svg:y1="4.492cm" svg:x2="16.585cm" svg:y2="4.492cm">
          <text:p/>
        </draw:line>
        <draw:frame draw:style-name="gr4" draw:text-style-name="P5" draw:layer="layout" svg:width="1.611cm" svg:height="0.725cm" svg:x="1.639cm" svg:y="4.174cm">
          <draw:text-box>
            <text:p text:style-name="P4">70 Hz</text:p>
          </draw:text-box>
        </draw:frame>
        <draw:custom-shape draw:style-name="gr8" draw:text-style-name="P6" draw:layer="layout" svg:width="1.587cm" svg:height="9.208cm" svg:x="4.493cm" svg:y="2.9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174cm" svg:height="9.208cm" svg:x="9.256cm" svg:y="2.9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588cm" svg:height="9.208cm" svg:x="12.43cm" svg:y="2.9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635cm" svg:height="9.208cm" svg:x="14.018cm" svg:y="2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27cm" svg:height="9.208cm" svg:x="14.653cm" svg:y="2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8.255cm" svg:height="5.397cm" svg:x="17.51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153cm" svg:height="0.802cm" svg:x="17.51cm" svg:y="4.81cm">
          <draw:text-box>
            <text:p><text:span text:style-name="T1">Legend</text:span></text:p>
          </draw:text-box>
        </draw:frame>
        <draw:custom-shape draw:style-name="gr14" draw:text-style-name="P6" draw:layer="layout" svg:width="1.587cm" svg:height="0.635cm" svg:x="18.145cm" svg:y="5.84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184cm" svg:height="0.802cm" svg:x="20.119cm" svg:y="5.762cm">
          <draw:text-box>
            <text:p><text:span text:style-name="T1">Use 25 Hz and 40 </text:span><text:span text:style-name="T1">Hz</text:span></text:p>
          </draw:text-box>
        </draw:frame>
        <draw:custom-shape draw:style-name="gr15" draw:text-style-name="P1" draw:layer="layout" svg:width="1.587cm" svg:height="0.635cm" svg:x="18.145cm" svg:y="6.79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184cm" svg:height="0.802cm" svg:x="20.119cm" svg:y="6.715cm">
          <draw:text-box>
            <text:p><text:span text:style-name="T1">Use 40 Hz and 60 </text:span><text:span text:style-name="T1">Hz</text:span></text:p>
          </draw:text-box>
        </draw:frame>
        <draw:custom-shape draw:style-name="gr16" draw:text-style-name="P7" draw:layer="layout" svg:width="1.587cm" svg:height="0.635cm" svg:x="18.145cm" svg:y="7.75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184cm" svg:height="0.802cm" svg:x="20.119cm" svg:y="7.667cm">
          <draw:text-box>
            <text:p><text:span text:style-name="T1">Use 60 </text:span><text:span text:style-name="T1">Hz and </text:span><text:span text:style-name="T1">70 Hz</text:span></text:p>
          </draw:text-box>
        </draw:frame>
        <draw:custom-shape draw:style-name="gr17" draw:text-style-name="P8" draw:layer="layout" svg:width="1.587cm" svg:height="0.635cm" svg:x="18.145cm" svg:y="8.70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801cm" svg:height="0.802cm" svg:x="20.119cm" svg:y="8.62cm">
          <draw:text-box>
            <text:p><text:span text:style-name="T1">Use 70 Hz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.917cm" fo:margin-left="1cm" fo:margin-right="0.917cm" fo:page-width="27.9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2T22:51:57.479082669</meta:creation-date>
    <dc:date>2024-06-03T02:36:43.749043122</dc:date>
    <meta:editing-duration>PT3H1M32S</meta:editing-duration>
    <meta:editing-cycles>2</meta:editing-cycles>
    <meta:generator>LibreOffice/7.3.7.2$Linux_X86_64 LibreOffice_project/30$Build-2</meta:generator>
    <meta:document-statistic meta:object-count="29"/>
  </office:meta>
</office:document-meta>
</file>